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igamiValueConverter.origamiValueFromFriction( double fri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amiValueConverter.frictionFromOrigamiValue( double o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amiValueConverter.tensionFromOrigamiValue( double o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amiValueConverter.origamiValueFromTension( double 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